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8.456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2.379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2.604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193cm"/>
    </style:style>
    <style:style style:name="co12" style:family="table-column">
      <style:table-column-properties fo:break-before="auto" style:column-width="3.136cm"/>
    </style:style>
    <style:style style:name="co13" style:family="table-column">
      <style:table-column-properties fo:break-before="auto" style:column-width="1.79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1.799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PageStyle_5f_Раздел_20_VI">
      <style:table-properties table:display="true" style:writing-mode="lr-tb"/>
    </style:style>
    <number:number-style style:name="N5003" number:language="ru" number:country="RU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 style:data-style-name="N5003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Excel_20_Built-in_20_Normal" style:data-style-name="N5003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Excel_20_Built-in_20_Normal" style:data-style-name="N5003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Excel_20_Built-in_20_Normal" style:data-style-name="N114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Excel_20_Built-in_20_Normal" style:data-style-name="N500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Раздел VI" table:style-name="ta1" table:print-ranges="'Раздел VI'.A1:'Раздел VI'.K8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7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1012" table:default-cell-style-name="ce7"/>
        <table:table-row table:style-name="ro1">
          <table:table-cell table:style-name="ce1" office:value-type="string" table:number-columns-spanned="11" table:number-rows-spanned="1">
            <text:p>Раздел VI</text:p>
          </table:table-cell>
          <table:covered-table-cell table:number-columns-repeated="10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УЧЕТ РЕАЛИЗОВАННЫХ ТОВАРОВ ПО ПОКУПНОЙ СТОИМОСТИ ЗА НАЛОГОВЫЙ ПЕРИОД</text:p>
          </table:table-cell>
          <table:covered-table-cell table:number-columns-repeated="10" table:style-name="ce8"/>
          <table:table-cell table:number-columns-repeated="1013"/>
        </table:table-row>
        <table:table-row table:style-name="ro1">
          <table:table-cell table:style-name="ce1" office:value-type="string" table:number-columns-spanned="11" table:number-rows-spanned="1">
            <text:p>квартал 2011 ГОДА</text:p>
          </table:table-cell>
          <table:covered-table-cell table:number-columns-repeated="10" table:style-name="ce8"/>
          <table:table-cell table:number-columns-repeated="1013"/>
        </table:table-row>
        <table:table-row table:style-name="ro3">
          <table:table-cell table:style-name="ce2" office:value-type="string" table:number-columns-spanned="1" table:number-rows-spanned="2">
            <text:p>№ п/п</text:p>
          </table:table-cell>
          <table:table-cell table:style-name="ce9" office:value-type="string" table:number-columns-spanned="1" table:number-rows-spanned="2">
            <text:p>Содержание операции, наименование, номер и дата документа</text:p>
          </table:table-cell>
          <table:table-cell table:style-name="ce14" office:value-type="string" table:number-columns-spanned="3" table:number-rows-spanned="1">
            <text:p>Покупная стоимость приобретенных товаров</text:p>
          </table:table-cell>
          <table:covered-table-cell table:number-columns-repeated="2" table:style-name="ce14"/>
          <table:table-cell table:style-name="ce14" office:value-type="string" table:number-columns-spanned="3" table:number-rows-spanned="1">
            <text:p>Стоимость товаров в ценах реализации</text:p>
          </table:table-cell>
          <table:covered-table-cell table:number-columns-repeated="2" table:style-name="ce14"/>
          <table:table-cell table:style-name="ce9" office:value-type="string" table:number-columns-spanned="1" table:number-rows-spanned="2">
            <text:p>Средний процент покупной стоимости товаров, % (гр.5/гр.8*100)</text:p>
          </table:table-cell>
          <table:table-cell table:style-name="ce9" office:value-type="string" table:number-columns-spanned="1" table:number-rows-spanned="2">
            <text:p>Покупная стоимость товаров в остатках на конец месяца (гр.7*гр.9/100)</text:p>
          </table:table-cell>
          <table:table-cell table:style-name="ce24" office:value-type="string" table:number-columns-spanned="1" table:number-rows-spanned="2">
            <text:p>Покупная стоимость реализованных товаров (гр.5 - гр.10)</text:p>
          </table:table-cell>
          <table:table-cell table:style-name="ce27" table:number-columns-repeated="1013"/>
        </table:table-row>
        <table:table-row table:style-name="ro4">
          <table:covered-table-cell table:style-name="ce3"/>
          <table:covered-table-cell table:style-name="ce10"/>
          <table:table-cell table:style-name="ce15" office:value-type="string">
            <text:p>на начало налогового периода</text:p>
          </table:table-cell>
          <table:table-cell table:style-name="ce18" office:value-type="string">
            <text:p>за отчётный налоговый период</text:p>
          </table:table-cell>
          <table:table-cell table:style-name="ce18" office:value-type="string">
            <text:p>итого (гр.3+гр.4)</text:p>
          </table:table-cell>
          <table:table-cell table:style-name="ce18" office:value-type="string">
            <text:p>реализованных в течение налогового периода</text:p>
          </table:table-cell>
          <table:table-cell table:style-name="ce15" office:value-type="string">
            <text:p>в остатках на конец налогового периода</text:p>
          </table:table-cell>
          <table:table-cell table:style-name="ce15" office:value-type="string">
            <text:p>итого (гр.6+гр.7)</text:p>
          </table:table-cell>
          <table:covered-table-cell table:number-columns-repeated="2" table:style-name="ce15"/>
          <table:covered-table-cell table:style-name="ce25"/>
          <table:table-cell table:style-name="ce27" table:number-columns-repeated="1013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8" table:number-columns-repeated="1013"/>
        </table:table-row>
        <table:table-row table:style-name="ro6">
          <table:table-cell table:style-name="ce5"/>
          <table:table-cell table:style-name="ce11"/>
          <table:table-cell table:style-name="ce16" office:value-type="string">
            <text:p>x</text:p>
          </table:table-cell>
          <table:table-cell table:style-name="ce20"/>
          <table:table-cell table:style-name="ce22" office:value-type="string">
            <text:p>х</text:p>
          </table:table-cell>
          <table:table-cell table:style-name="ce22"/>
          <table:table-cell table:style-name="ce5" office:value-type="string">
            <text:p>x</text:p>
          </table:table-cell>
          <table:table-cell table:number-columns-repeated="4" table:style-name="ce5" office:value-type="string">
            <text:p>х</text:p>
          </table:table-cell>
          <table:table-cell table:style-name="ce29" table:number-columns-repeated="1013"/>
        </table:table-row>
        <table:table-row table:style-name="ro3">
          <table:table-cell table:style-name="ce6" office:value-type="string" table:number-columns-spanned="2" table:number-rows-spanned="1">
            <text:p>Итого </text:p>
          </table:table-cell>
          <table:covered-table-cell table:style-name="ce12"/>
          <table:table-cell table:style-name="ce17" table:number-columns-repeated="6"/>
          <table:table-cell table:style-name="ce23"/>
          <table:table-cell table:style-name="ce17" table:number-columns-repeated="2"/>
          <table:table-cell table:style-name="ce30" table:number-columns-repeated="1013"/>
        </table:table-row>
        <table:table-row table:style-name="ro3" table:number-rows-repeated="1048019">
          <table:table-cell table:number-columns-repeated="1024"/>
        </table:table-row>
        <table:table-row table:style-name="ro7" table:number-rows-repeated="5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инд" table:base-cell-address="$'Раздел VI'.$A$1" table:expression="#ref!"/>
        <table:named-expression table:name="_xlnm.Print_Area" table:base-cell-address="$'Раздел VI'.$A$1" table:expression="[$#ССЫЛ!.$A$1:.$N$270]"/>
        <table:named-expression table:name="_xlnm.Print_Area_1" table:base-cell-address="$'Раздел VI'.$A$1" table:expression="[$#ССЫЛ!.$A$1:.$U$8]"/>
        <table:named-range table:name="_xlnm.Print_Area_2" table:base-cell-address="$'Раздел VI'.$A$1" table:cell-range-address="$'Раздел VI'.$A$1:.$K$8" table:range-usable-as="print-range"/>
        <table:named-expression table:name="страхВзн" table:base-cell-address="$'Раздел VI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text-style style:name="N5100" number:language="ru" number:country="RU">
      <number:text-content/>
    </number:text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percentage-style style:name="N112">
      <number:number number:decimal-places="1" number:min-integer-digits="1"/>
      <number:text>%</number:text>
    </number:percentage-style>
    <number:number-style style:name="N113">
      <number:text>, № </number:text>
      <number:number number:min-integer-digits="1"/>
      <number:text/>
    </number:number-style>
    <number:number-style style:name="N114">
      <number:number number:decimal-places="1" number:min-integer-digits="1" number:grouping="true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Абзац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Блок" style:family="table-cell" style:parent-style-name="Excel_20_Built-in_20_Normal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Дата" style:family="table-cell" style:parent-style-name="Excel_20_Built-in_20_Normal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ЗаголовокБланка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1pt" fo:font-style="normal" fo:text-shadow="none" style:text-underline-style="none" fo:font-weight="bold" style:font-size-asian="11pt" style:font-style-asian="normal" style:font-weight-asian="bold" style:font-name-complex="Times New Roman CYR" style:font-size-complex="11pt" style:font-style-complex="normal" style:font-weight-complex="bold"/>
    </style:style>
    <style:style style:name="ЗаголовокТаблицы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9pt" fo:font-style="normal" fo:text-shadow="none" style:text-underline-style="none" fo:font-weight="bold" style:font-size-asian="9pt" style:font-style-asian="normal" style:font-weight-asian="bold" style:font-name-complex="Times New Roman CYR" style:font-size-complex="9pt" style:font-style-complex="normal" style:font-weight-complex="bold"/>
    </style:style>
    <style:style style:name="ЗвездочкаСноски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style:style style:name="Подпись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 CYR" fo:font-size="9pt" fo:font-style="normal" fo:text-shadow="none" style:text-underline-style="none" fo:font-weight="normal" style:font-size-asian="9pt" style:font-style-asian="normal" style:font-weight-asian="normal" style:font-name-complex="Times New Roman CYR" style:font-size-complex="9pt" style:font-style-complex="normal" style:font-weight-complex="normal"/>
    </style:style>
    <style:style style:name="Подстрочный" style:family="table-cell" style:parent-style-name="Excel_20_Built-in_20_Normal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8pt" fo:font-style="italic" fo:text-shadow="none" style:text-underline-style="none" fo:font-weight="normal" style:font-size-asian="8pt" style:font-style-asian="italic" style:font-weight-asian="normal" style:font-name-complex="Times New Roman CYR" style:font-size-complex="8pt" style:font-style-complex="italic" style:font-weight-complex="normal"/>
    </style:style>
    <style:style style:name="ПоляЗаполнения" style:family="table-cell" style:parent-style-name="Excel_20_Built-in_20_Normal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Приложение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style:style style:name="Табличный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ТекстСноски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draw:marker draw:name="msArrowEnd_20_5" draw:display-name="msArrowEnd 5" svg:viewBox="0 0 300 300" svg:d="m150 0 150 300h-300z"/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0.6cm" fo:margin-right="0.6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9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3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9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.10.2011</text:date>, <text:time>18:27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Раздел_20_I" style:display-name="PageStyle_Раздел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здел_20_VI" style:display-name="PageStyle_Раздел V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здел_20_II_20__28_1_29_" style:display-name="PageStyle_Раздел II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Раздел_20_II_20__28_3_29_" style:display-name="PageStyle_Раздел II (3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Раздел_20_II_20__28_4_29_" style:display-name="PageStyle_Раздел II (4)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Раздел_20_IV_20__28_1_29_" style:display-name="PageStyle_Раздел IV (1)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Раздел_20_IV_20__28_2_29_" style:display-name="PageStyle_Раздел IV (2)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Раздел_20_V" style:display-name="PageStyle_Раздел V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9T18:27:02.76</dc:date>
    <meta:generator>OpenOffice.org/3.3$Win32 OpenOffice.org_project/330m20$Build-9567</meta:generator>
    <meta:editing-duration>PT19M30S</meta:editing-duration>
    <meta:editing-cycles>6</meta:editing-cycles>
    <meta:document-statistic meta:table-count="1" meta:cell-count="35" meta:object-count="0"/>
  </office:meta>
</office:document-meta>
</file>